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officeooo:paragraph-rsid="001b92e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14a2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18900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1b92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2f22f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2f653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394b6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b92ea" officeooo:paragraph-rsid="002dd65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21b872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2dd65e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2e56c2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2f22fb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394b6d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116d8e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1b92ea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2f22fb" officeooo:paragraph-rsid="002f22fb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f22fb" officeooo:paragraph-rsid="002f6535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2009a1" officeooo:paragraph-rsid="002f653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2f6535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2f22f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officeooo:paragraph-rsid="00394b6d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ad829" officeooo:paragraph-rsid="002f6535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language="fr" fo:country="FR" style:text-underline-style="none" fo:font-weight="normal" officeooo:rsid="00116d8e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language="fr" fo:country="FR" style:text-underline-style="none" fo:font-weight="normal" officeooo:rsid="00178509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fr" fo:country="FR" style:text-underline-style="none" fo:font-weight="normal" officeooo:rsid="0018acc5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fr" fo:country="FR" style:text-underline-style="none" fo:font-weight="normal" officeooo:rsid="001c786e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fr" fo:country="FR" style:text-underline-style="none" fo:font-weight="normal" officeooo:rsid="002e56c2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fr" fo:country="FR" style:text-underline-style="none" fo:font-weight="normal" officeooo:rsid="001b92ea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fr" fo:country="FR" style:text-underline-style="none" fo:font-weight="normal" officeooo:rsid="0014a2ff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fr" fo:country="FR" style:text-underline-style="none" fo:font-weight="normal" officeooo:rsid="002434df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fr" fo:country="FR" style:text-underline-style="none" fo:font-weight="normal" officeooo:rsid="00279531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fr" fo:country="FR" style:text-underline-style="none" fo:font-weight="normal" officeooo:rsid="0018bf08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fr" fo:country="FR" style:text-underline-style="none" fo:font-weight="normal" officeooo:rsid="001939ac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fr" fo:country="FR" style:text-underline-style="none" fo:font-weight="normal" officeooo:rsid="001ad829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fr" fo:country="FR" style:text-underline-style="none" fo:font-weight="normal" officeooo:rsid="00131f58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fr" fo:country="FR" style:text-underline-style="none" fo:font-weight="normal" officeooo:rsid="0029caf5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fr" fo:country="FR" style:text-underline-style="none" fo:font-weight="normal" officeooo:rsid="0028a7c7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fr" fo:country="FR" style:text-underline-style="none" fo:font-weight="normal" officeooo:rsid="001e8f10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language="fr" fo:country="FR" style:text-underline-style="none" fo:font-weight="normal" officeooo:rsid="002f6535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fr" fo:country="FR" style:text-underline-style="none" fo:font-weight="normal" officeooo:rsid="002009a1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language="fr" fo:country="FR" style:text-underline-style="none" fo:font-weight="normal" officeooo:rsid="001fc5e0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language="fr" fo:country="FR" style:text-underline-style="none" fo:font-weight="normal" officeooo:rsid="00308e49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language="fr" fo:country="FR" style:text-underline-style="none" fo:font-weight="normal" officeooo:rsid="00335580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language="fr" fo:country="FR" style:text-underline-style="none" fo:font-weight="normal" officeooo:rsid="00344f33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language="fr" fo:country="FR" style:text-underline-style="none" fo:font-weight="normal" officeooo:rsid="00353535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language="fr" fo:country="FR" style:text-underline-style="none" fo:font-weight="normal" officeooo:rsid="00371eff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language="fr" fo:country="FR" style:text-underline-style="none" fo:font-weight="normal" officeooo:rsid="0037a9e2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language="fr" fo:country="FR" style:text-underline-style="none" fo:font-weight="normal" officeooo:rsid="0021b872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language="fr" fo:country="FR" style:text-underline-style="none" fo:font-weight="normal" officeooo:rsid="0015aa09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language="fr" fo:country="FR" style:text-underline-style="none" fo:font-weight="normal" officeooo:rsid="003c9e2a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language="fr" fo:country="FR" style:text-underline-style="none" fo:font-weight="normal" officeooo:rsid="003e4424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language="fr" fo:country="FR" style:text-underline-style="none" fo:font-weight="normal" officeooo:rsid="003e6e6d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language="fr" fo:country="FR" style:text-underline-style="none" fo:font-weight="normal" officeooo:rsid="0040b376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language="fr" fo:country="FR" style:text-underline-style="none" fo:font-weight="normal" officeooo:rsid="0042b7f8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language="fr" fo:country="FR" style:text-underline-style="none" fo:font-weight="normal" officeooo:rsid="0044966c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language="fr" fo:country="FR" style:text-underline-style="none" fo:font-weight="normal" officeooo:rsid="0045332f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language="fr" fo:country="FR" style:text-underline-style="none" fo:font-weight="normal" officeooo:rsid="0045edbc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language="fr" fo:country="FR" style:text-underline-style="none" fo:font-weight="normal" officeooo:rsid="00473f5b" style:font-size-asian="12pt" style:font-weight-asian="normal" style:font-size-complex="12pt" style:font-weight-complex="normal"/>
    </style:style>
    <style:style style:name="T38" style:family="text">
      <style:text-properties officeooo:rsid="0010bf94"/>
    </style:style>
    <style:style style:name="T39" style:family="text">
      <style:text-properties officeooo:rsid="0018900b"/>
    </style:style>
    <style:style style:name="T40" style:family="text">
      <style:text-properties officeooo:rsid="001ad829"/>
    </style:style>
    <style:style style:name="T41" style:family="text">
      <style:text-properties officeooo:rsid="0023d55e"/>
    </style:style>
    <style:style style:name="T42" style:family="text">
      <style:text-properties officeooo:rsid="0028a7c7"/>
    </style:style>
    <style:style style:name="T43" style:family="text">
      <style:text-properties officeooo:rsid="0029570e"/>
    </style:style>
    <style:style style:name="T44" style:family="text">
      <style:text-properties officeooo:rsid="0029caf5"/>
    </style:style>
    <style:style style:name="T45" style:family="text">
      <style:text-properties officeooo:rsid="00344f33"/>
    </style:style>
    <style:style style:name="T46" style:family="text">
      <style:text-properties officeooo:rsid="00394b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’activités R&amp;D de Mohamed Khalil El Abed</text:p>
      <text:p text:style-name="P2">du 1/0<text:span text:style-name="T38">6</text:span>/2014 au 31/0<text:span text:style-name="T38">6</text:span>/2014</text:p>
      <text:p text:style-name="P4"/>
      <text:p text:style-name="P11">GenericSystem V3 :</text:p>
      <text:p text:style-name="P11"/>
      <text:list xml:id="list3385452263910060878" text:style-name="L1">
        <text:list-item>
          <text:p text:style-name="P13"><text:span text:style-name="T3">E</text:span><text:span text:style-name="T2">tude de </text:span><text:span text:style-name="T3">la partie Cache</text:span><text:span text:style-name="T2">.</text:span></text:p>
          <text:list>
            <text:list-item>
              <text:p text:style-name="P14"><text:span text:style-name="T2">Remonter </text:span><text:span text:style-name="T4">et adapter</text:span><text:span text:style-name="T2"> les </text:span><text:span text:style-name="T4">classes de </text:span><text:span text:style-name="T2">tests </text:span><text:span text:style-name="T4">initialement présent dans </text:span><text:span text:style-name="T29">le noyau </text:span><text:span text:style-name="T4">Kernel et </text:span><text:span text:style-name="T34">la couche </text:span><text:span text:style-name="T4">Impl vers</text:span><text:span text:style-name="T2"> la couche Cache.</text:span></text:p>
            </text:list-item>
            <text:list-item>
              <text:p text:style-name="P19"><text:span text:style-name="T2">Ajout de </text:span><text:span text:style-name="T34">la méthode </text:span><text:span text:style-name="T2">getInstances.</text:span></text:p>
            </text:list-item>
            <text:list-item>
              <text:p text:style-name="P14"><text:span text:style-name="T2">Bug fix </text:span><text:span text:style-name="T30">d</text:span><text:span text:style-name="T21">ans les classes</text:span><text:span text:style-name="T2"> Transaction </text:span><text:span text:style-name="T5">et</text:span><text:span text:style-name="T2"> CacheTest.</text:span></text:p>
            </text:list-item>
            <text:list-item>
              <text:p text:style-name="P15"><text:span text:style-name="T23">F</text:span><text:span text:style-name="T6">ix</text:span><text:span text:style-name="T22">e</text:span><text:span text:style-name="T6"> </text:span><text:span text:style-name="T22">du</text:span><text:span text:style-name="T6"> bug du</text:span><text:span text:style-name="T4"> </text:span><text:span text:style-name="T2">metaAttribute </text:span><text:span text:style-name="T6">qui</text:span><text:span text:style-name="T2"> </text:span><text:span text:style-name="T4">n'est pas considéré </text:span><text:span text:style-name="T2">Alive.</text:span></text:p>
            </text:list-item>
            <text:list-item>
              <text:p text:style-name="P20"><text:span text:style-name="T2">Investigation sur </text:span><text:span text:style-name="T17">un b</text:span><text:span text:style-name="T2">ug de addInstance de la couche </text:span><text:span text:style-name="T22">C</text:span><text:span text:style-name="T2">ache.</text:span></text:p>
            </text:list-item>
            <text:list-item>
              <text:p text:style-name="P20"><text:span text:style-name="T2">Bug fix : </text:span><text:span text:style-name="T19">proposition d'une solution d'ajout de dépendance secondaires sous forme de Generics </text:span><text:span text:style-name="T2"><text:s/></text:span><text:span text:style-name="T20">au lieu de faire la conversion <text:s/>des dépendances en Vertex de façon systématique</text:span><text:span text:style-name="T2">.</text:span></text:p>
            </text:list-item>
            <text:list-item>
              <text:p text:style-name="P21">Etude d'une solution alternative en ce qui concerne les composites: un filtrage par Meta et par super au lieu de faire le stockage en dur des HashMaps.</text:p>
            </text:list-item>
            <text:list-item>
              <text:p text:style-name="P20"><text:span text:style-name="T2">Faire marcher les test</text:span><text:span text:style-name="T31">s des classes</text:span><text:span text:style-name="T2"> UpdatableServiceTest </text:span><text:span text:style-name="T31">et </text:span><text:span text:style-name="T2">RemovableServiceTest dans </text:span><text:span text:style-name="T7">C</text:span><text:span text:style-name="T2">ache <text:s/></text:span><text:span text:style-name="T16">et </text:span><text:span text:style-name="T31">dans </text:span><text:span text:style-name="T16">Impl</text:span><text:span text:style-name="T2"> </text:span><text:span text:style-name="T7">en faisant des bug fix dans les layers Cache et Impl.</text:span></text:p>
            </text:list-item>
          </text:list>
        </text:list-item>
        <text:list-item>
          <text:p text:style-name="P15"><text:span text:style-name="T32">Méthodes </text:span><text:span text:style-name="T7">A</text:span><text:span text:style-name="T2">ddInstance </text:span><text:span text:style-name="T7">et </text:span><text:span text:style-name="T2">setInstance :</text:span></text:p>
          <text:list>
            <text:list-item>
              <text:p text:style-name="P15"><text:span text:style-name="T7">Tests unitaires sur les méthodes A</text:span><text:span text:style-name="T2">ddInstance </text:span><text:span text:style-name="T7">et </text:span><text:span text:style-name="T2">setInstance </text:span><text:span text:style-name="T8">et étude des conséquences de l'ajout d'overrides. </text:span></text:p>
            </text:list-item>
            <text:list-item>
              <text:p text:style-name="P15"><text:span text:style-name="T8">Harmonization des différentes implémentations de</text:span><text:span text:style-name="T2"> </text:span><text:span text:style-name="T5">g</text:span><text:span text:style-name="T2">etInstance().</text:span></text:p>
            </text:list-item>
            <text:list-item>
              <text:p text:style-name="P15"><text:span text:style-name="T4">Mise à niveau des méthodes</text:span><text:span text:style-name="T2"> getInstance() et setInstance() pour </text:span><text:span text:style-name="T4">qu'elles supportent l'</text:span><text:span text:style-name="T2">ajout <text:s/></text:span><text:span text:style-name="T5">d'un</text:span><text:span text:style-name="T2"> metaAttriut.</text:span></text:p>
            </text:list-item>
            <text:list-item>
              <text:p text:style-name="P15"><text:span text:style-name="T4">Etude de l' API :</text:span><text:span text:style-name="T2"> </text:span><text:span text:style-name="T7">passage des arguments en List&lt;T&gt; puis o</text:span><text:span text:style-name="T32">pter pour <text:s/></text:span><text:span text:style-name="T7">un <text:s/>passage des arguments sous forme d'ellipse (plus </text:span><text:span text:style-name="T32">ergonomique</text:span><text:span text:style-name="T7">)</text:span><text:span text:style-name="T2">.</text:span></text:p>
            </text:list-item>
            <text:list-item>
              <text:p text:style-name="P22"><text:span text:style-name="T44">Amélioration des</text:span><text:span text:style-name="T2"> </text:span><text:span text:style-name="T43">méthodes d'ajout d'instances (</text:span><text:span text:style-name="T2">AddInstance</text:span><text:span text:style-name="T43">) de</text:span><text:span text:style-name="T2"> UpdatableService : </text:span><text:span text:style-name="T45">faire appel </text:span><text:span text:style-name="T2">à la </text:span><text:span text:style-name="T44">méthode de </text:span><text:span text:style-name="T2">restructuration </text:span><text:span text:style-name="T42">(rebuildAll) </text:span><text:span text:style-name="T2">et fixer les bugs qui en découlent.</text:span></text:p>
            </text:list-item>
          </text:list>
        </text:list-item>
        <text:list-item>
          <text:p text:style-name="P15"><text:span text:style-name="T2">M</text:span><text:span text:style-name="T9">é</text:span><text:span text:style-name="T2">ta-Attributs</text:span></text:p>
          <text:list>
            <text:list-item>
              <text:p text:style-name="P15"><text:span text:style-name="T4">Conception et implémentation d'une méthode de </text:span><text:span text:style-name="T2">de Generation automatique des </text:span><text:span text:style-name="T23">M</text:span><text:span text:style-name="T9">é</text:span><text:span text:style-name="T2">ta-Attributs</text:span></text:p>
            </text:list-item>
          </text:list>
        </text:list-item>
        <text:list-item>
          <text:p text:style-name="P15"><text:span text:style-name="T4">Introduction d'une méthode de </text:span><text:span text:style-name="T2">calcul du </text:span><text:span text:style-name="T4">Niveau de Meta</text:span><text:span text:style-name="T2"> au lieu de </text:span><text:span text:style-name="T5">passer le niveau</text:span><text:span text:style-name="T2"> en argument </text:span><text:span text:style-name="T35">ou de le stocker</text:span><text:span text:style-name="T2">.</text:span></text:p>
        </text:list-item>
        <text:list-item>
          <text:p text:style-name="P15"><text:span text:style-name="T2">Ajout de tests </text:span><text:span text:style-name="T36">unitaires </text:span><text:span text:style-name="T2">sur </text:span><text:span text:style-name="T36">la méthode </text:span><text:span text:style-name="T2">adjustMeta : </text:span><text:span text:style-name="T7">méthode de calcul du méta le plus proche </text:span><text:span text:style-name="T2">dans Kernel, Impl et Cache.</text:span></text:p>
        </text:list-item>
        <text:list-item>
          <text:p text:style-name="P15"><text:span text:style-name="T7">Implémentation de </text:span><text:span text:style-name="T2">Tests </text:span><text:span text:style-name="T10">unitaires</text:span><text:span text:style-name="T2"> sur </text:span><text:span text:style-name="T4">les</text:span><text:span text:style-name="T2"> Relation</text:span><text:span text:style-name="T4">s.</text:span></text:p>
        </text:list-item>
        <text:list-item>
          <text:p text:style-name="P15"><text:span text:style-name="T2">Investigu</text:span><text:span text:style-name="T4">ation sur des</text:span><text:span text:style-name="T2"> test</text:span><text:span text:style-name="T4">s</text:span><text:span text:style-name="T2"> qui </text:span><text:span text:style-name="T4">ne</text:span><text:span text:style-name="T2"> passe</text:span><text:span text:style-name="T4">nt</text:span><text:span text:style-name="T2"> pas dans Kernel </text:span><text:span text:style-name="T5">et implémentation des fixes nécessaires pour les faire fonctionner.</text:span></text:p>
        </text:list-item>
        <text:list-item>
          <text:p text:style-name="P19"><text:span text:style-name="T24">La méthode </text:span><text:span text:style-name="T5">F</text:span><text:span text:style-name="T1">ind </text:span><text:span text:style-name="T36">de la class MapService :</text:span></text:p>
          <text:list>
            <text:list-item>
              <text:p text:style-name="P19"><text:span text:style-name="T11">Implémentation du «F</text:span><text:span text:style-name="T2">ind» d'une class dans le graphe avec </text:span><text:span text:style-name="T12">la gestion de ses</text:span><text:span text:style-name="T2"> annotations.</text:span></text:p>
            </text:list-item>
            <text:list-item>
              <text:p text:style-name="P19"><text:span text:style-name="T2">Lorsque la classe Annoté</text:span><text:span text:style-name="T12">e</text:span><text:span text:style-name="T2"> </text:span><text:span text:style-name="T12">étend</text:span><text:span text:style-name="T2"> Vertex(ou Generic) </text:span><text:span text:style-name="T12">Il faut</text:span><text:span text:style-name="T2"> </text:span><text:span text:style-name="T12">f</text:span><text:span text:style-name="T2">aire en sorte que ce soit pris en <text:tab/>compte lors de l'instantiation. </text:span><text:span text:style-name="T12">Une première étape consit</text:span><text:span text:style-name="T32">e</text:span><text:span text:style-name="T12"> à </text:span><text:span text:style-name="T2">é</text:span><text:span text:style-name="T12">t</text:span><text:span text:style-name="T2">udier la solution de la version <text:tab/>précédente de GenericSystem.</text:span></text:p>
            </text:list-item>
          </text:list>
        </text:list-item>
        <text:list-item>
          <text:p text:style-name="P23">SystemMap :</text:p>
          <text:list>
            <text:list-item>
              <text:p text:style-name="P19"><text:span text:style-name="T2">Faire en sorte que SystemMap soit Annotée et inséré</text:span><text:span text:style-name="T13">e</text:span><text:span text:style-name="T2"> dans le Graphe avec le Engine::find()</text:span></text:p>
            </text:list-item>
            <text:list-item>
              <text:p text:style-name="P23"><text:span text:style-name="T40">L'insersion de </text:span>SystemMap <text:span text:style-name="T40">se fait désormais</text:span> lors de la Construction de Root.</text:p>
            </text:list-item>
          </text:list>
        </text:list-item>
      </text:list>
      <text:p text:style-name="P8"><text:soft-page-break/></text:p>
      <text:list xml:id="list104802799343086" text:continue-numbering="true" text:style-name="L1">
        <text:list-item>
          <text:p text:style-name="P25">WeakEquiv()</text:p>
          <text:list>
            <text:list-item>
              <text:p text:style-name="P20"><text:span text:style-name="T13">Mise à niveau de weakEquiv() pour gérer le cas ou la SingularConstraint et la RéférencialIntegrity</text:span><text:span text:style-name="T25">Constraint</text:span><text:span text:style-name="T13"> (contraintes de représentation du graphe) s</text:span><text:span text:style-name="T25">ont</text:span><text:span text:style-name="T13"> activées sur le méta d'une relation pour un axe donné.</text:span></text:p>
            </text:list-item>
            <text:list-item>
              <text:p text:style-name="P20"><text:span text:style-name="T13"><text:s/></text:span><text:span text:style-name="T5">Ecriture de t</text:span><text:span text:style-name="T2">est</text:span><text:span text:style-name="T14">s</text:span><text:span text:style-name="T2"> </text:span><text:span text:style-name="T15">associé à cette mise à niveau.</text:span></text:p>
            </text:list-item>
          </text:list>
        </text:list-item>
        <text:list-item>
          <text:p text:style-name="P20"><text:span text:style-name="T13">Etude et fixe de la méthode</text:span><text:span text:style-name="T2"> componentDepends </text:span><text:span text:style-name="T13">elle est désormais </text:span><text:span text:style-name="T2">appelé</text:span><text:span text:style-name="T13">é</text:span><text:span text:style-name="T2"> par le méta du noeud en construction et non pas par le noeux lui-même.</text:span></text:p>
        </text:list-item>
        <text:list-item>
          <text:p text:style-name="P20"><text:span text:style-name="T16">Réflexion et disscussion </text:span><text:span text:style-name="T26">en groupe</text:span><text:span text:style-name="T16"> à</text:span><text:span text:style-name="T2"> propos d</text:span><text:span text:style-name="T14">e l'affichage</text:span><text:span text:style-name="T2"> </text:span><text:span text:style-name="T16">des Vertex et des Generis </text:span><text:span text:style-name="T2">à l'aide de Dia : en parsant les xml de dia <text:s/></text:span><text:span text:style-name="T5">on peut faciliter la création des entité de la base de donné</text:span><text:span text:style-name="T18">es</text:span><text:span text:style-name="T5">.</text:span></text:p>
        </text:list-item>
      </text:list>
      <text:p text:style-name="P9"/>
      <text:p text:style-name="P10">GS-CDI <text:s/><text:span text:style-name="T46">(Context and Dépendencies Injection)</text:span>:</text:p>
      <text:p text:style-name="P10"/>
      <text:list xml:id="list2278040613289438865" text:style-name="L2">
        <text:list-item>
          <text:p text:style-name="P16"><text:span text:style-name="T2">P</text:span><text:span text:style-name="T37">rogression</text:span><text:span text:style-name="T2"> dans la v</text:span><text:span text:style-name="T8">ersion </text:span><text:span text:style-name="T2">3  </text:span><text:span text:style-name="T33">du projet</text:span><text:span text:style-name="T2"> </text:span><text:span text:style-name="T27">qui met en œuvre CDI: <text:s/>Injection du Cache et de Engine</text:span><text:span text:style-name="T2">.</text:span></text:p>
        </text:list-item>
        <text:list-item>
          <text:p text:style-name="P16"><text:span text:style-name="T28">Reflexion sur une solution pour gé</text:span><text:span text:style-name="T2">rer plusieurs base de données en même temps : une </text:span><text:span text:style-name="T18">chaine de charactères identifiant la base de données</text:span><text:span text:style-name="T2"> dans la definition de l'annotation par exemple.</text:span></text:p>
        </text:list-item>
        <text:list-item>
          <text:p text:style-name="P24">Réfl<text:span text:style-name="T39">exion</text:span> <text:span text:style-name="T41">sur</text:span> la selection des couches dans CDI. à l'aide d'alternatives par exemple.</text:p>
          <text:p text:style-name="P24"/>
        </text:list-item>
      </text:list>
      <text:p text:style-name="P7">GSTracker:</text:p>
      <text:p text:style-name="P7"/>
      <text:list xml:id="list4558905561714606067" text:style-name="L3">
        <text:list-item>
          <text:p text:style-name="P17"><text:span text:style-name="T8">Etude de la deuxième </text:span><text:span text:style-name="T2">version de GSTracker : </text:span><text:span text:style-name="T7">l'outil de suivi d'anomalie</text:span><text:span text:style-name="T2">.</text:span></text:p>
        </text:list-item>
        <text:list-item>
          <text:p text:style-name="P18"><text:span text:style-name="T26">Début de l'implémentation de la nouvelle version</text:span><text:span text:style-name="T2">.</text:span></text:p>
        </text:list-item>
      </text:list>
      <text:p text:style-name="P5"/>
      <text:p text:style-name="P12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7-03T16:00:03.631423769</dc:date>
    <meta:editing-duration>P1DT15H15M38S</meta:editing-duration>
    <meta:editing-cycles>167</meta:editing-cycles>
    <meta:generator>LibreOffice/4.2.4.2$Linux_X86_64 LibreOffice_project/420m0$Build-2</meta:generator>
    <meta:print-date>2014-05-22T15:20:14</meta:print-date>
    <meta:document-statistic meta:table-count="0" meta:image-count="0" meta:object-count="0" meta:page-count="2" meta:paragraph-count="43" meta:word-count="634" meta:character-count="3780" meta:non-whitespace-character-count="3212"/>
  </office:meta>
</office:document-meta>
</file>